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bullet text:level="2" text:style-name="WW_CharLFO2LVL2" text:bullet-char="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2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margin-left="0.5in">
        <style:tab-stops/>
      </style:paragraph-properties>
    </style:style>
    <style:style style:name="T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list-style-name="LFO6" style:family="paragraph">
      <style:text-properties fo:font-size="14pt" style:font-size-asian="14pt" style:font-size-complex="14pt"/>
    </style:style>
    <style:style style:name="P7" style:parent-style-name="Standard" style:list-style-name="LFO6" style:family="paragraph">
      <style:text-properties fo:font-size="14pt" style:font-size-asian="14pt" style:font-size-complex="14pt"/>
    </style:style>
    <style:style style:name="P8" style:parent-style-name="Standard" style:list-style-name="LFO6" style:family="paragraph">
      <style:text-properties fo:font-size="14pt" style:font-size-asian="14pt" style:font-size-complex="14pt"/>
    </style:style>
    <style:style style:name="P9" style:parent-style-name="Standard" style:family="paragraph">
      <style:paragraph-properties fo:margin-left="1.0486in">
        <style:tab-stops/>
      </style:paragraph-properties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4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5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6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list-style-name="LFO2" style:family="paragraph">
      <style:text-properties fo:font-size="14pt" style:font-size-asian="14pt" style:font-size-complex="14pt"/>
    </style:style>
    <style:style style:name="P19" style:parent-style-name="Standard" style:list-style-name="LFO2" style:family="paragraph">
      <style:text-properties fo:font-size="14pt" style:font-size-asian="14pt" style:font-size-complex="14pt"/>
    </style:style>
    <style:style style:name="P20" style:parent-style-name="Standard" style:list-style-name="LFO2" style:family="paragraph">
      <style:text-properties fo:font-size="14pt" style:font-size-asian="14pt" style:font-size-complex="14pt"/>
    </style:style>
    <style:style style:name="P21" style:parent-style-name="Standard" style:list-style-name="LFO2" style:family="paragraph">
      <style:text-properties fo:font-size="14pt" style:font-size-asian="14pt" style:font-size-complex="14pt"/>
    </style:style>
    <style:style style:name="P22" style:parent-style-name="Standard" style:list-style-name="LFO2" style:family="paragraph">
      <style:text-properties fo:font-size="14pt" style:font-size-asian="14pt" style:font-size-complex="14pt" fo:language="en" fo:country="US"/>
    </style:style>
    <style:style style:name="P23" style:parent-style-name="Standard" style:list-style-name="LFO2" style:family="paragraph">
      <style:text-properties fo:font-size="14pt" style:font-size-asian="14pt" style:font-size-complex="14pt" fo:language="en" fo:country="US"/>
    </style:style>
    <style:style style:name="P24" style:parent-style-name="Standard" style:list-style-name="LFO2" style:family="paragraph"/>
    <style:style style:name="T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P42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4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paragraph-properties fo:text-indent="0.4923in"/>
    </style:style>
    <style:style style:name="T60" style:parent-style-name="Основнойшрифтабзаца" style:family="text">
      <style:text-properties fo:font-size="14pt" style:font-size-asian="14pt"/>
    </style:style>
    <style:style style:name="T61" style:parent-style-name="Основнойшрифтабзаца" style:family="text">
      <style:text-properties fo:font-size="14pt" style:font-size-asian="14pt" fo:language="en" fo:country="US"/>
    </style:style>
    <style:style style:name="P62" style:parent-style-name="Standard" style:list-style-name="LFO3" style:family="paragraph">
      <style:paragraph-properties style:vertical-align="auto"/>
      <style:text-properties fo:font-size="14pt" style:font-size-asian="14pt"/>
    </style:style>
    <style:style style:name="P63" style:parent-style-name="Standard" style:list-style-name="LFO3" style:family="paragraph">
      <style:paragraph-properties style:vertical-align="auto"/>
      <style:text-properties fo:font-size="14pt" style:font-size-asian="14pt"/>
    </style:style>
    <style:style style:name="P64" style:parent-style-name="Standard" style:list-style-name="LFO3" style:family="paragraph">
      <style:paragraph-properties style:vertical-align="auto"/>
      <style:text-properties fo:font-size="14pt" style:font-size-asian="14pt"/>
    </style:style>
    <style:style style:name="P65" style:parent-style-name="Standard" style:family="paragraph">
      <style:paragraph-properties fo:margin-left="0.75in">
        <style:tab-stops/>
      </style:paragraph-properties>
    </style:style>
    <style:style style:name="P66" style:parent-style-name="Standard" style:list-style-name="LFO3" style:family="paragraph"/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Standard" style:list-style-name="LFO3" style:family="paragraph"/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P82" style:parent-style-name="Standard" style:list-style-name="LFO3" style:family="paragraph">
      <style:text-properties fo:font-size="14pt" style:font-size-asian="14pt" style:font-size-complex="14pt"/>
    </style:style>
    <style:style style:name="P83" style:parent-style-name="Standard" style:list-style-name="LFO3" style:family="paragraph"/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P87" style:parent-style-name="Standard" style:list-style-name="LFO3" style:family="paragraph"/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P90" style:parent-style-name="Standard" style:family="paragraph">
      <style:paragraph-properties fo:margin-left="0.75in">
        <style:tab-stops/>
      </style:paragraph-properties>
    </style:style>
    <style:style style:name="P91" style:parent-style-name="Standard" style:family="paragraph">
      <style:paragraph-properties fo:margin-left="0.5in">
        <style:tab-stops/>
      </style:paragraph-properties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P108" style:parent-style-name="Standard" style:list-style-name="LFO3" style:family="paragraph"/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P111" style:parent-style-name="Standard" style:list-style-name="LFO3" style:family="paragraph"/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Standard" style:list-style-name="LFO3" style:family="paragraph"/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P131" style:parent-style-name="Standard" style:list-style-name="LFO3" style:family="paragraph"/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P141" style:parent-style-name="Standard" style:list-style-name="LFO3" style:family="paragraph"/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Standard" style:list-style-name="LFO3" style:family="paragraph"/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P148" style:parent-style-name="Standard" style:family="paragraph">
      <style:paragraph-properties fo:margin-left="0.75in">
        <style:tab-stops/>
      </style:paragraph-properties>
    </style:style>
    <style:style style:name="P149" style:parent-style-name="Standard" style:list-style-name="LFO4" style:family="paragraph"/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P166" style:parent-style-name="Standard" style:list-style-name="LFO5" style:family="paragraph">
      <style:text-properties fo:font-size="14pt" style:font-size-asian="14pt" style:font-size-complex="14pt"/>
    </style:style>
    <style:style style:name="P167" style:parent-style-name="Standard" style:list-style-name="LFO5" style:family="paragraph"/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P175" style:parent-style-name="Standard" style:list-style-name="LFO5" style:family="paragraph"/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1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P183" style:parent-style-name="Standard" style:list-style-name="LFO5" style:family="paragraph"/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P187" style:parent-style-name="Standard" style:list-style-name="LFO5" style:family="paragraph">
      <style:text-properties fo:font-size="14pt" style:font-size-asian="14pt" style:font-size-complex="14pt"/>
    </style:style>
    <style:style style:name="P188" style:parent-style-name="Standard" style:list-style-name="LFO5" style:family="paragraph"/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P192" style:parent-style-name="Standard" style:family="paragraph">
      <style:paragraph-properties fo:margin-left="0.7423in">
        <style:tab-stops/>
      </style:paragraph-properties>
      <style:text-properties fo:language="en" fo:country="GB"/>
    </style:style>
    <style:style style:name="T19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9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96" style:parent-style-name="Standard" style:family="paragraph">
      <style:text-properties fo:font-size="14pt" style:font-size-asian="14pt" style:font-size-complex="14pt" fo:language="en" fo:country="GB"/>
    </style:style>
    <style:style style:name="P197" style:parent-style-name="Standard" style:family="paragraph">
      <style:text-properties fo:font-size="14pt" style:font-size-asian="14pt" style:font-size-complex="14pt" fo:language="en" fo:country="GB"/>
    </style:style>
    <style:style style:name="P198" style:parent-style-name="Standard" style:family="paragraph">
      <style:text-properties fo:font-size="14pt" style:font-size-asian="14pt" style:font-size-complex="14pt" fo:language="en" fo:country="GB"/>
    </style:style>
    <style:style style:name="P199" style:parent-style-name="Standard" style:family="paragraph">
      <style:text-properties fo:font-size="14pt" style:font-size-asian="14pt" style:font-size-complex="14pt" fo:language="en" fo:country="GB"/>
    </style:style>
    <style:style style:name="P200" style:parent-style-name="Standard" style:family="paragraph">
      <style:text-properties fo:font-size="14pt" style:font-size-asian="14pt" style:font-size-complex="14pt" fo:language="en" fo:country="GB"/>
    </style:style>
    <style:style style:name="P201" style:parent-style-name="Standard" style:family="paragraph">
      <style:text-properties fo:font-size="14pt" style:font-size-asian="14pt" style:font-size-complex="14pt" fo:language="en" fo:country="GB"/>
    </style:style>
    <style:style style:name="P202" style:parent-style-name="Standard" style:family="paragraph">
      <style:text-properties fo:font-size="14pt" style:font-size-asian="14pt" style:font-size-complex="14pt" fo:language="en" fo:country="GB"/>
    </style:style>
    <style:style style:name="P203" style:parent-style-name="Standard" style:family="paragraph">
      <style:text-properties fo:font-size="14pt" style:font-size-asian="14pt" style:font-size-complex="14pt" fo:language="en" fo:country="GB"/>
    </style:style>
    <style:style style:name="P204" style:parent-style-name="Standard" style:family="paragraph">
      <style:text-properties fo:font-size="14pt" style:font-size-asian="14pt" style:font-size-complex="14pt" fo:language="en" fo:country="GB"/>
    </style:style>
    <style:style style:name="P205" style:parent-style-name="Standard" style:family="paragraph">
      <style:text-properties fo:font-size="14pt" style:font-size-asian="14pt" style:font-size-complex="14pt" fo:language="en" fo:country="GB"/>
    </style:style>
    <style:style style:name="T20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T21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T22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T22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T22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29" style:parent-style-name="Основнойшрифтабзаца" style:family="text">
      <style:text-properties fo:font-size="14pt" style:font-size-asian="14pt" style:font-size-complex="14pt"/>
    </style:style>
    <style:style style:name="T23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33" style:parent-style-name="Основнойшрифтабзаца" style:family="text">
      <style:text-properties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35" style:parent-style-name="Основнойшрифтабзаца" style:family="text">
      <style:text-properties fo:font-size="14pt" style:font-size-asian="14pt" style:font-size-complex="14pt"/>
    </style:style>
    <style:style style:name="T23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39" style:parent-style-name="Основнойшрифтабзаца" style:family="text">
      <style:text-properties fo:font-size="14pt" style:font-size-asian="14pt" style:font-size-complex="14pt"/>
    </style:style>
    <style:style style:name="T24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41" style:parent-style-name="Основнойшрифтабзаца" style:family="text">
      <style:text-properties fo:font-size="14pt" style:font-size-asian="14pt" style:font-size-complex="14pt"/>
    </style:style>
    <style:style style:name="T24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43" style:parent-style-name="Основнойшрифтабзаца" style:family="text">
      <style:text-properties fo:font-size="14pt" style:font-size-asian="14pt" style:font-size-complex="14pt"/>
    </style:style>
    <style:style style:name="T24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45" style:parent-style-name="Основнойшрифтабзаца" style:family="text">
      <style:text-properties fo:font-size="14pt" style:font-size-asian="14pt" style:font-size-complex="14pt"/>
    </style:style>
    <style:style style:name="T24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47" style:parent-style-name="Основнойшрифтабзаца" style:family="text">
      <style:text-properties fo:font-size="14pt" style:font-size-asian="14pt" style:font-size-complex="14pt"/>
    </style:style>
    <style:style style:name="T24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49" style:parent-style-name="Основнойшрифтабзаца" style:family="text">
      <style:text-properties fo:font-size="14pt" style:font-size-asian="14pt" style:font-size-complex="14pt"/>
    </style:style>
    <style:style style:name="T25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51" style:parent-style-name="Основнойшрифтабзаца" style:family="text">
      <style:text-properties fo:font-size="14pt" style:font-size-asian="14pt" style:font-size-complex="14pt"/>
    </style:style>
    <style:style style:name="T25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53" style:parent-style-name="Основнойшрифтабзаца" style:family="text">
      <style:text-properties fo:font-size="14pt" style:font-size-asian="14pt" style:font-size-complex="14pt"/>
    </style:style>
    <style:style style:name="T25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55" style:parent-style-name="Основнойшрифтабзаца" style:family="text">
      <style:text-properties fo:font-size="14pt" style:font-size-asian="14pt" style:font-size-complex="14pt"/>
    </style:style>
    <style:style style:name="T25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57" style:parent-style-name="Основнойшрифтабзаца" style:family="text">
      <style:text-properties fo:font-size="14pt" style:font-size-asian="14pt" style:font-size-complex="14pt"/>
    </style:style>
    <style:style style:name="T25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59" style:parent-style-name="Основнойшрифтабзаца" style:family="text">
      <style:text-properties fo:font-size="14pt" style:font-size-asian="14pt" style:font-size-complex="14pt"/>
    </style:style>
    <style:style style:name="T26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61" style:parent-style-name="Основнойшрифтабзаца" style:family="text">
      <style:text-properties fo:font-size="14pt" style:font-size-asian="14pt" style:font-size-complex="14pt"/>
    </style:style>
    <style:style style:name="T26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63" style:parent-style-name="Основнойшрифтабзаца" style:family="text">
      <style:text-properties fo:font-size="14pt" style:font-size-asian="14pt" style:font-size-complex="14pt"/>
    </style:style>
    <style:style style:name="T26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65" style:parent-style-name="Основнойшрифтабзаца" style:family="text">
      <style:text-properties fo:font-size="14pt" style:font-size-asian="14pt" style:font-size-complex="14pt"/>
    </style:style>
    <style:style style:name="T26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67" style:parent-style-name="Основнойшрифтабзаца" style:family="text">
      <style:text-properties fo:font-size="14pt" style:font-size-asian="14pt" style:font-size-complex="14pt"/>
    </style:style>
    <style:style style:name="T26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69" style:parent-style-name="Основнойшрифтабзаца" style:family="text">
      <style:text-properties fo:font-size="14pt" style:font-size-asian="14pt" style:font-size-complex="14pt"/>
    </style:style>
    <style:style style:name="T27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71" style:parent-style-name="Основнойшрифтабзаца" style:family="text">
      <style:text-properties fo:font-size="14pt" style:font-size-asian="14pt" style:font-size-complex="14pt"/>
    </style:style>
    <style:style style:name="T27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73" style:parent-style-name="Основнойшрифтабзаца" style:family="text">
      <style:text-properties fo:font-size="14pt" style:font-size-asian="14pt" style:font-size-complex="14pt"/>
    </style:style>
    <style:style style:name="T27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75" style:parent-style-name="Основнойшрифтабзаца" style:family="text">
      <style:text-properties fo:font-size="14pt" style:font-size-asian="14pt" style:font-size-complex="14pt"/>
    </style:style>
    <style:style style:name="T27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77" style:parent-style-name="Основнойшрифтабзаца" style:family="text">
      <style:text-properties fo:font-size="14pt" style:font-size-asian="14pt" style:font-size-complex="14pt"/>
    </style:style>
    <style:style style:name="T27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79" style:parent-style-name="Основнойшрифтабзаца" style:family="text">
      <style:text-properties fo:font-size="14pt" style:font-size-asian="14pt" style:font-size-complex="14pt"/>
    </style:style>
    <style:style style:name="T28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81" style:parent-style-name="Основнойшрифтабзаца" style:family="text">
      <style:text-properties fo:font-size="14pt" style:font-size-asian="14pt" style:font-size-complex="14pt"/>
    </style:style>
    <style:style style:name="T28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83" style:parent-style-name="Основнойшрифтабзаца" style:family="text">
      <style:text-properties fo:font-size="14pt" style:font-size-asian="14pt" style:font-size-complex="14pt"/>
    </style:style>
    <style:style style:name="T28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85" style:parent-style-name="Основнойшрифтабзаца" style:family="text">
      <style:text-properties fo:font-size="14pt" style:font-size-asian="14pt" style:font-size-complex="14pt"/>
    </style:style>
    <style:style style:name="T28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87" style:parent-style-name="Основнойшрифтабзаца" style:family="text">
      <style:text-properties fo:font-size="14pt" style:font-size-asian="14pt" style:font-size-complex="14pt"/>
    </style:style>
    <style:style style:name="T28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89" style:parent-style-name="Основнойшрифтабзаца" style:family="text">
      <style:text-properties fo:font-size="14pt" style:font-size-asian="14pt" style:font-size-complex="14pt"/>
    </style:style>
    <style:style style:name="T29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91" style:parent-style-name="Основнойшрифтабзаца" style:family="text">
      <style:text-properties fo:font-size="14pt" style:font-size-asian="14pt" style:font-size-complex="14pt"/>
    </style:style>
    <style:style style:name="T29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93" style:parent-style-name="Основнойшрифтабзаца" style:family="text">
      <style:text-properties fo:font-size="14pt" style:font-size-asian="14pt" style:font-size-complex="14pt"/>
    </style:style>
    <style:style style:name="T29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95" style:parent-style-name="Основнойшрифтабзаца" style:family="text">
      <style:text-properties fo:font-size="14pt" style:font-size-asian="14pt" style:font-size-complex="14pt"/>
    </style:style>
    <style:style style:name="T29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P297" style:parent-style-name="Standard" style:family="paragraph">
      <style:text-properties fo:font-size="14pt" style:font-size-asian="14pt" style:font-size-complex="14pt" fo:language="en" fo:country="GB"/>
    </style:style>
    <style:style style:name="P298" style:parent-style-name="Standard" style:family="paragraph">
      <style:text-properties fo:font-size="14pt" style:font-size-asian="14pt" style:font-size-complex="14pt" fo:language="en" fo:country="GB"/>
    </style:style>
    <style:style style:name="P299" style:parent-style-name="Standard" style:family="paragraph">
      <style:text-properties fo:font-size="14pt" style:font-size-asian="14pt" style:font-size-complex="14pt" fo:language="en" fo:country="GB"/>
    </style:style>
    <style:style style:name="P300" style:parent-style-name="Standard" style:family="paragraph">
      <style:text-properties fo:font-size="14pt" style:font-size-asian="14pt" style:font-size-complex="14pt" fo:language="en" fo:country="GB"/>
    </style:style>
    <style:style style:name="P301" style:parent-style-name="Standard" style:family="paragraph">
      <style:text-properties fo:font-size="14pt" style:font-size-asian="14pt" style:font-size-complex="14pt" fo:language="en" fo:country="GB"/>
    </style:style>
    <style:style style:name="P302" style:parent-style-name="Standard" style:family="paragraph">
      <style:text-properties fo:font-size="14pt" style:font-size-asian="14pt" style:font-size-complex="14pt" fo:language="en" fo:country="GB"/>
    </style:style>
    <style:style style:name="P303" style:parent-style-name="Standard" style:family="paragraph">
      <style:text-properties fo:font-size="14pt" style:font-size-asian="14pt" style:font-size-complex="14pt" fo:language="en" fo:country="GB"/>
    </style:style>
    <style:style style:name="P304" style:parent-style-name="Standard" style:family="paragraph">
      <style:text-properties fo:font-size="14pt" style:font-size-asian="14pt" style:font-size-complex="14pt" fo:language="en" fo:country="GB"/>
    </style:style>
    <style:style style:name="P305" style:parent-style-name="Standard" style:family="paragraph">
      <style:text-properties fo:font-size="14pt" style:font-size-asian="14pt" style:font-size-complex="14pt" fo:language="en" fo:country="GB"/>
    </style:style>
    <style:style style:name="P306" style:parent-style-name="Standard" style:family="paragraph">
      <style:text-properties fo:font-size="14pt" style:font-size-asian="14pt" style:font-size-complex="14pt" fo:language="en" fo:country="GB"/>
    </style:style>
    <style:style style:name="P307" style:parent-style-name="Standard" style:family="paragraph">
      <style:text-properties fo:font-size="14pt" style:font-size-asian="14pt" style:font-size-complex="14pt" fo:language="en" fo:country="GB"/>
    </style:style>
    <style:style style:name="P308" style:parent-style-name="Standard" style:family="paragraph">
      <style:text-properties fo:font-size="14pt" style:font-size-asian="14pt" style:font-size-complex="14pt" fo:language="en" fo:country="GB"/>
    </style:style>
    <style:style style:name="P309" style:parent-style-name="Standard" style:family="paragraph">
      <style:text-properties fo:font-size="14pt" style:font-size-asian="14pt" style:font-size-complex="14pt" fo:language="en" fo:country="GB"/>
    </style:style>
    <style:style style:name="P310" style:parent-style-name="Standard" style:family="paragraph">
      <style:text-properties fo:font-size="14pt" style:font-size-asian="14pt" style:font-size-complex="14pt" fo:language="en" fo:country="GB"/>
    </style:style>
    <style:style style:name="P311" style:parent-style-name="Standard" style:family="paragraph">
      <style:text-properties fo:font-size="14pt" style:font-size-asian="14pt" style:font-size-complex="14pt" fo:language="en" fo:country="GB"/>
    </style:style>
    <style:style style:name="P312" style:parent-style-name="Standard" style:family="paragraph">
      <style:text-properties fo:font-size="14pt" style:font-size-asian="14pt" style:font-size-complex="14pt" fo:language="en" fo:country="GB"/>
    </style:style>
    <style:style style:name="P313" style:parent-style-name="Standard" style:family="paragraph">
      <style:text-properties fo:font-size="14pt" style:font-size-asian="14pt" style:font-size-complex="14pt" fo:language="en" fo:country="GB"/>
    </style:style>
    <style:style style:name="P314" style:parent-style-name="Standard" style:family="paragraph">
      <style:text-properties fo:font-size="14pt" style:font-size-asian="14pt" style:font-size-complex="14pt" fo:language="en" fo:country="GB"/>
    </style:style>
    <style:style style:name="P315" style:parent-style-name="Standard" style:family="paragraph">
      <style:text-properties fo:font-size="14pt" style:font-size-asian="14pt" style:font-size-complex="14pt" fo:language="en" fo:country="GB"/>
    </style:style>
    <style:style style:name="P316" style:parent-style-name="Standard" style:family="paragraph">
      <style:text-properties fo:font-size="14pt" style:font-size-asian="14pt" style:font-size-complex="14pt" fo:language="en" fo:country="GB"/>
    </style:style>
    <style:style style:name="P317" style:parent-style-name="Standard" style:family="paragraph">
      <style:text-properties fo:font-size="14pt" style:font-size-asian="14pt" style:font-size-complex="14pt" fo:language="en" fo:country="GB"/>
    </style:style>
    <style:style style:name="P318" style:parent-style-name="Standard" style:family="paragraph">
      <style:text-properties fo:font-size="14pt" style:font-size-asian="14pt" style:font-size-complex="14pt" fo:language="en" fo:country="GB"/>
    </style:style>
    <style:style style:name="P319" style:parent-style-name="Standard" style:family="paragraph">
      <style:text-properties fo:font-size="14pt" style:font-size-asian="14pt" style:font-size-complex="14pt" fo:language="en" fo:country="GB"/>
    </style:style>
    <style:style style:name="P320" style:parent-style-name="Standard" style:family="paragraph">
      <style:text-properties fo:font-size="14pt" style:font-size-asian="14pt" style:font-size-complex="14pt" fo:language="en" fo:country="GB"/>
    </style:style>
    <style:style style:name="P321" style:parent-style-name="Standard" style:family="paragraph">
      <style:text-properties fo:font-size="14pt" style:font-size-asian="14pt" style:font-size-complex="14pt" fo:language="en" fo:country="GB"/>
    </style:style>
    <style:style style:name="P322" style:parent-style-name="Standard" style:family="paragraph">
      <style:text-properties fo:font-size="14pt" style:font-size-asian="14pt" style:font-size-complex="14pt" fo:language="en" fo:country="GB"/>
    </style:style>
    <style:style style:name="P323" style:parent-style-name="Standard" style:family="paragraph">
      <style:text-properties fo:font-size="14pt" style:font-size-asian="14pt" style:font-size-complex="14pt" fo:language="en" fo:country="GB"/>
    </style:style>
    <style:style style:name="P324" style:parent-style-name="Standard" style:family="paragraph">
      <style:text-properties fo:font-size="14pt" style:font-size-asian="14pt" style:font-size-complex="14pt" fo:language="en" fo:country="GB"/>
    </style:style>
    <style:style style:name="P325" style:parent-style-name="Standard" style:family="paragraph">
      <style:text-properties fo:font-size="14pt" style:font-size-asian="14pt" style:font-size-complex="14pt" fo:language="en" fo:country="GB"/>
    </style:style>
    <style:style style:name="P326" style:parent-style-name="Standard" style:family="paragraph">
      <style:text-properties fo:font-size="14pt" style:font-size-asian="14pt" style:font-size-complex="14pt" fo:language="en" fo:country="GB"/>
    </style:style>
    <style:style style:name="P327" style:parent-style-name="Standard" style:family="paragraph">
      <style:text-properties fo:font-size="14pt" style:font-size-asian="14pt" style:font-size-complex="14pt" fo:language="en" fo:country="GB"/>
    </style:style>
    <style:style style:name="P328" style:parent-style-name="Standard" style:family="paragraph">
      <style:text-properties fo:font-size="14pt" style:font-size-asian="14pt" style:font-size-complex="14pt" fo:language="en" fo:country="GB"/>
    </style:style>
    <style:style style:name="P329" style:parent-style-name="Standard" style:family="paragraph">
      <style:text-properties fo:font-size="14pt" style:font-size-asian="14pt" style:font-size-complex="14pt" fo:language="en" fo:country="GB"/>
    </style:style>
    <style:style style:name="P330" style:parent-style-name="Standard" style:family="paragraph">
      <style:text-properties fo:font-size="14pt" style:font-size-asian="14pt" style:font-size-complex="14pt" fo:language="en" fo:country="GB"/>
    </style:style>
    <style:style style:name="P331" style:parent-style-name="Standard" style:family="paragraph">
      <style:text-properties fo:font-size="14pt" style:font-size-asian="14pt" style:font-size-complex="14pt" fo:language="en" fo:country="GB"/>
    </style:style>
    <style:style style:name="P332" style:parent-style-name="Standard" style:family="paragraph">
      <style:text-properties fo:font-size="14pt" style:font-size-asian="14pt" style:font-size-complex="14pt" fo:language="en" fo:country="GB"/>
    </style:style>
    <style:style style:name="P333" style:parent-style-name="Standard" style:family="paragraph">
      <style:text-properties fo:font-size="14pt" style:font-size-asian="14pt" style:font-size-complex="14pt" fo:language="en" fo:country="GB"/>
    </style:style>
    <style:style style:name="P334" style:parent-style-name="Standard" style:family="paragraph">
      <style:text-properties fo:font-size="14pt" style:font-size-asian="14pt" style:font-size-complex="14pt" fo:language="en" fo:country="GB"/>
    </style:style>
    <style:style style:name="P335" style:parent-style-name="Standard" style:family="paragraph">
      <style:text-properties fo:font-size="14pt" style:font-size-asian="14pt" style:font-size-complex="14pt" fo:language="en" fo:country="GB"/>
    </style:style>
    <style:style style:name="P336" style:parent-style-name="Standard" style:family="paragraph">
      <style:text-properties fo:font-size="14pt" style:font-size-asian="14pt" style:font-size-complex="14pt" fo:language="en" fo:country="GB"/>
    </style:style>
    <style:style style:name="P337" style:parent-style-name="Standard" style:family="paragraph">
      <style:text-properties fo:font-size="14pt" style:font-size-asian="14pt" style:font-size-complex="14pt" fo:language="en" fo:country="GB"/>
    </style:style>
    <style:style style:name="P338" style:parent-style-name="Standard" style:family="paragraph">
      <style:text-properties fo:font-size="14pt" style:font-size-asian="14pt" style:font-size-complex="14pt" fo:language="en" fo:country="GB"/>
    </style:style>
    <style:style style:name="P339" style:parent-style-name="Standard" style:family="paragraph">
      <style:text-properties fo:font-size="14pt" style:font-size-asian="14pt" style:font-size-complex="14pt" fo:language="en" fo:country="GB"/>
    </style:style>
    <style:style style:name="P340" style:parent-style-name="Standard" style:family="paragraph">
      <style:text-properties fo:font-size="14pt" style:font-size-asian="14pt" style:font-size-complex="14pt" fo:language="en" fo:country="GB"/>
    </style:style>
    <style:style style:name="T341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42" style:parent-style-name="Основнойшрифтабзаца" style:family="text">
      <style:text-properties fo:font-size="14pt" style:font-size-asian="14pt" style:font-size-complex="14pt"/>
    </style:style>
    <style:style style:name="T343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44" style:parent-style-name="Основнойшрифтабзаца" style:family="text">
      <style:text-properties fo:font-size="14pt" style:font-size-asian="14pt" style:font-size-complex="14pt"/>
    </style:style>
    <style:style style:name="T345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46" style:parent-style-name="Основнойшрифтабзаца" style:family="text">
      <style:text-properties fo:font-size="14pt" style:font-size-asian="14pt" style:font-size-complex="14pt"/>
    </style:style>
    <style:style style:name="T347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48" style:parent-style-name="Основнойшрифтабзаца" style:family="text">
      <style:text-properties fo:font-size="14pt" style:font-size-asian="14pt" style:font-size-complex="14pt"/>
    </style:style>
    <style:style style:name="T349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50" style:parent-style-name="Основнойшрифтабзаца" style:family="text">
      <style:text-properties fo:font-size="14pt" style:font-size-asian="14pt" style:font-size-complex="14pt"/>
    </style:style>
    <style:style style:name="T351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P352" style:parent-style-name="Standard" style:family="paragraph">
      <style:text-properties fo:font-size="14pt" style:font-size-asian="14pt" style:font-size-complex="14pt" fo:language="en" fo:country="GB"/>
    </style:style>
    <style:style style:name="P353" style:parent-style-name="Standard" style:family="paragraph">
      <style:text-properties fo:font-size="14pt" style:font-size-asian="14pt" style:font-size-complex="14pt" fo:language="en" fo:country="GB"/>
    </style:style>
    <style:style style:name="P354" style:parent-style-name="Standard" style:family="paragraph">
      <style:text-properties fo:font-size="14pt" style:font-size-asian="14pt" style:font-size-complex="14pt" fo:language="en" fo:country="GB"/>
    </style:style>
    <style:style style:name="P355" style:parent-style-name="Standard" style:family="paragraph">
      <style:text-properties fo:font-size="14pt" style:font-size-asian="14pt" style:font-size-complex="14pt" fo:language="en" fo:country="GB"/>
    </style:style>
    <style:style style:name="P356" style:parent-style-name="Standard" style:family="paragraph">
      <style:text-properties fo:font-size="14pt" style:font-size-asian="14pt" style:font-size-complex="14pt" fo:language="en" fo:country="GB"/>
    </style:style>
    <style:style style:name="P357" style:parent-style-name="Standard" style:family="paragraph">
      <style:text-properties fo:font-size="14pt" style:font-size-asian="14pt" style:font-size-complex="14pt" fo:language="en" fo:country="GB"/>
    </style:style>
    <style:style style:name="P3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5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6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6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6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6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6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6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6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67" style:parent-style-name="Гиперссылка" style:family="text">
      <style:text-properties fo:font-weight="bold" style:font-weight-asian="bold" style:font-weight-complex="bold" fo:font-size="14pt" style:font-size-asian="14pt" style:font-size-complex="16pt"/>
    </style:style>
    <style:style style:name="P368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3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0" style:parent-style-name="Standard" style:family="paragraph">
      <style:text-properties fo:font-size="14pt" style:font-size-asian="14pt" style:font-size-complex="14pt"/>
    </style:style>
    <style:style style:name="P371" style:parent-style-name="Standard" style:list-style-name="LFO8" style:family="paragraph"/>
    <style:style style:name="T372" style:parent-style-name="Основнойшрифтабзаца" style:family="text">
      <style:text-properties fo:font-size="14pt" style:font-size-asian="14pt" style:font-size-complex="14pt"/>
    </style:style>
    <style:style style:name="T373" style:parent-style-name="Основнойшрифтабзаца" style:family="text">
      <style:text-properties fo:font-size="14pt" style:font-size-asian="14pt" style:font-size-complex="14pt"/>
    </style:style>
    <style:style style:name="P374" style:parent-style-name="Standard" style:list-style-name="LFO8" style:family="paragraph"/>
    <style:style style:name="T375" style:parent-style-name="Основнойшрифтабзаца" style:family="text">
      <style:text-properties fo:font-size="14pt" style:font-size-asian="14pt" style:font-size-complex="14pt"/>
    </style:style>
    <style:style style:name="T376" style:parent-style-name="Основнойшрифтабзаца" style:family="text">
      <style:text-properties fo:font-size="14pt" style:font-size-asian="14pt" style:font-size-complex="14pt"/>
    </style:style>
    <style:style style:name="P377" style:parent-style-name="Standard" style:list-style-name="LFO8" style:family="paragraph"/>
    <style:style style:name="T378" style:parent-style-name="Основнойшрифтабзаца" style:family="text">
      <style:text-properties fo:font-size="14pt" style:font-size-asian="14pt" style:font-size-complex="14pt"/>
    </style:style>
    <style:style style:name="T379" style:parent-style-name="Основнойшрифтабзаца" style:family="text">
      <style:text-properties fo:font-size="14pt" style:font-size-asian="14pt" style:font-size-complex="14pt"/>
    </style:style>
    <style:style style:name="P380" style:parent-style-name="Standard" style:list-style-name="LFO8" style:family="paragraph"/>
    <style:style style:name="T381" style:parent-style-name="Основнойшрифтабзаца" style:family="text">
      <style:text-properties fo:font-size="14pt" style:font-size-asian="14pt" style:font-size-complex="14pt"/>
    </style:style>
    <style:style style:name="T382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ФИО:<text:s/>Воронин Александр Иванович</text:p>
      <text:p text:style-name="P2">Группа: СКБ251</text:p>
      <text:p text:style-name="P3"/>
      <text:p text:style-name="P4"><text:span text:style-name="T5">Цель:</text:span></text:p>
      <text:list text:style-name="LFO6" text:continue-numbering="true">
        <text:list-item>
          <text:p text:style-name="P6">Освоить передачу двумерных массивов в функции; <text:s/></text:p>
        </text:list-item>
        <text:list-item>
          <text:p text:style-name="P7">Отработать арифметику указателей при работе с «матрицами»;</text:p>
        </text:list-item>
        <text:list-item>
          <text:p text:style-name="P8">Научиться выполнять простейшую фильтрацию и статистику в многомерных данных.</text:p>
        </text:list-item>
      </text:list>
      <text:p text:style-name="P9"/>
      <text:p text:style-name="P10">Вы анализируете данные с температурных датчиков в разных городах.<text:s/></text:p>
      <text:p text:style-name="P11">Каждый ряд — один день (до 30 дней), каждый столбец — измерения за день (до 24 часов).</text:p>
      <text:p text:style-name="P12">Вам нужно написать программу, которая:</text:p>
      <text:p text:style-name="P13">• считывает все значения в динамический массив;<text:s/></text:p>
      <text:p text:style-name="P14">• анализирует данные (среднее, минимум, максимум, выбросы);<text:s/></text:p>
      <text:p text:style-name="P15">• создаёт новый динамический массив, содержащий только значения, превышающие среднее.</text:p>
      <text:p text:style-name="P16"/>
      <text:p text:style-name="P17">Программа должна:</text:p>
      <text:list text:style-name="LFO2" text:continue-numbering="true">
        <text:list-item>
          <text:p text:style-name="P18">Запросить количество дней d и измерений в дне h;<text:s/></text:p>
        </text:list-item>
        <text:list-item>
          <text:p text:style-name="P19">Создать двумерный динамический массив float** data;</text:p>
        </text:list-item>
        <text:list-item>
          <text:p text:style-name="P20">Считать значения (температуру) с клавиатуры;<text:s/></text:p>
        </text:list-item>
        <text:list-item>
          <text:p text:style-name="P21">Реализовать функции:<text:s/></text:p>
          <text:list text:continue-numbering="true">
            <text:list-item>
              <text:p text:style-name="P22">float dayAverage (float* row, int h);<text:s/></text:p>
            </text:list-item>
            <text:list-item>
              <text:p text:style-name="P23">float overallAverage (float** p, int d, int h); o</text:p>
            </text:list-item>
            <text:list-item>
              <text:p text:style-name="P24"><text:span text:style-name="T25">void</text:span><text:span text:style-name="T26"><text:s/></text:span><text:span text:style-name="T27">showHotDays</text:span><text:span text:style-name="T28"><text:s/>(</text:span><text:span text:style-name="T29">float</text:span><text:span text:style-name="T30">**<text:s/></text:span><text:span text:style-name="T31">p</text:span><text:span text:style-name="T32">,<text:s/></text:span><text:span text:style-name="T33">int</text:span><text:span text:style-name="T34"><text:s/></text:span><text:span text:style-name="T35">d</text:span><text:span text:style-name="T36">,<text:s/></text:span><text:span text:style-name="T37">int</text:span><text:span text:style-name="T38"><text:s/></text:span><text:span text:style-name="T39">h</text:span><text:span text:style-name="T40">); — выводит дни, где средняя температура &gt; общей средней;</text:span><text:span text:style-name="T41"><text:tab/></text:span></text:p>
            </text:list-item>
          </text:list>
        </text:list-item>
      </text:list>
      <text:p text:style-name="P42">5. Освободить память.</text:p>
      <text:p text:style-name="P43"/>
      <text:p text:style-name="P44">Пример вывода<text:s/></text:p>
      <text:p text:style-name="P45">Введите количество дней: 3<text:s/></text:p>
      <text:p text:style-name="P46">Введите количество измерений в дне: 4<text:s/></text:p>
      <text:p text:style-name="P47">День 1: 10 12 14 11<text:s/></text:p>
      <text:p text:style-name="P48">День 2: 5 4 7 8<text:s/></text:p>
      <text:p text:style-name="P49">День 3: 20 22 25 21<text:s/></text:p>
      <text:p text:style-name="P50">Общая средняя температура: 13.25</text:p>
      <text:p text:style-name="P51">Теплые дни:<text:s/></text:p>
      <text:p text:style-name="P52">День 3 (среднее = 22.0)</text:p>
      <text:p text:style-name="P53"/>
      <text:p text:style-name="P54"/>
      <text:p text:style-name="P55"/>
      <text:p text:style-name="P56"/>
      <text:p text:style-name="P57"/>
      <text:p text:style-name="Standard"/>
      <text:soft-page-break/>
      <text:p text:style-name="P58">2. Описание алгоритма:</text:p>
      <text:p text:style-name="P59"><text:span text:style-name="T60">Главная функция программы<text:s/></text:span><text:span text:style-name="T61">main:</text:span></text:p>
      <text:list text:style-name="LFO3" text:continue-numbering="true">
        <text:list-item>
          <text:list>
            <text:list-item>
              <text:p text:style-name="P62">Вызывает функции, указанные ниже в нужном порядке</text:p>
            </text:list-item>
            <text:list-item>
              <text:p text:style-name="P63">Реализует взаимодействия пользователя с программой</text:p>
            </text:list-item>
            <text:list-item>
              <text:p text:style-name="P64">Считывает вводимые значение</text:p>
            </text:list-item>
          </text:list>
        </text:list-item>
      </text:list>
      <text:p text:style-name="P65"/>
      <text:list text:style-name="LFO3" text:continue-numbering="true">
        <text:list-item>
          <text:p text:style-name="P66"><text:span text:style-name="T67">Функция для вычисления средней температуры за один день<text:s/></text:span><text:span text:style-name="T68">dayA</text:span><text:span text:style-name="T69">verage</text:span><text:span text:style-name="T70">(</text:span><text:span text:style-name="T71">float</text:span><text:span text:style-name="T72">*<text:s/></text:span><text:span text:style-name="T73">row</text:span><text:span text:style-name="T74">,<text:s/></text:span><text:span text:style-name="T75">int</text:span><text:span text:style-name="T76"><text:s/></text:span><text:span text:style-name="T77">h</text:span><text:span text:style-name="T78">):</text:span></text:p>
          <text:list text:continue-numbering="true">
            <text:list-item>
              <text:p text:style-name="P79"><text:span text:style-name="T80">Принимает указатель на одну строку<text:s/></text:span><text:span text:style-name="T81">исходной матрицы</text:span></text:p>
            </text:list-item>
            <text:list-item>
              <text:p text:style-name="P82">Принимает количество измерений за один день</text:p>
            </text:list-item>
            <text:list-item>
              <text:p text:style-name="P83"><text:span text:style-name="T84">Вычисляет среднее арифметическое всех<text:s/></text:span><text:span text:style-name="T85">h</text:span><text:span text:style-name="T86"><text:s/>измерений</text:span></text:p>
            </text:list-item>
            <text:list-item>
              <text:p text:style-name="P87"><text:span text:style-name="T88">Возвращает<text:s/></text:span><text:span text:style-name="T89">это значение</text:span></text:p>
            </text:list-item>
          </text:list>
        </text:list-item>
      </text:list>
      <text:p text:style-name="P90"/>
      <text:p text:style-name="P91"><text:span text:style-name="T92">Функция для вычисления средней температуры за все дни<text:s/></text:span><text:span text:style-name="T93">overallAverage</text:span><text:span text:style-name="T94">(</text:span><text:span text:style-name="T95">float</text:span><text:span text:style-name="T96">**<text:s/></text:span><text:span text:style-name="T97">p</text:span><text:span text:style-name="T98">,<text:s/></text:span><text:span text:style-name="T99">int</text:span><text:span text:style-name="T100"><text:s/></text:span><text:span text:style-name="T101">d</text:span><text:span text:style-name="T102">,<text:s/></text:span><text:span text:style-name="T103">int</text:span><text:span text:style-name="T104"><text:s/></text:span><text:span text:style-name="T105">h</text:span><text:span text:style-name="T106">)</text:span><text:span text:style-name="T107">:</text:span></text:p>
      <text:list text:style-name="LFO3" text:continue-numbering="true">
        <text:list-item>
          <text:list>
            <text:list-item>
              <text:p text:style-name="P108"><text:span text:style-name="T109">Принимает двойной указатель на<text:s/></text:span><text:span text:style-name="T110">матрицу</text:span></text:p>
            </text:list-item>
            <text:list-item>
              <text:p text:style-name="P111"><text:span text:style-name="T112">Принимает количество строк в<text:s/></text:span><text:span text:style-name="T113">матрице<text:s/></text:span><text:span text:style-name="T114">(</text:span><text:span text:style-name="T115">const</text:span><text:span text:style-name="T116"><text:s/></text:span><text:span text:style-name="T117">int</text:span><text:span text:style-name="T118"><text:s/></text:span><text:span text:style-name="T119">d</text:span><text:span text:style-name="T120">)</text:span></text:p>
            </text:list-item>
            <text:list-item>
              <text:p text:style-name="P121"><text:span text:style-name="T122">Принимает количество столбцов в</text:span><text:span text:style-name="T123"><text:s/>матрице</text:span><text:span text:style-name="T124"><text:s/>(</text:span><text:span text:style-name="T125">const</text:span><text:span text:style-name="T126"><text:s/></text:span><text:span text:style-name="T127">int</text:span><text:span text:style-name="T128"><text:s/></text:span><text:span text:style-name="T129">h</text:span><text:span text:style-name="T130">)</text:span></text:p>
            </text:list-item>
            <text:list-item>
              <text:p text:style-name="P131"><text:span text:style-name="T132">Проходясь по всем столбцам и строкам,</text:span><text:span text:style-name="T133"><text:s/>вычисляет<text:s/></text:span><text:span text:style-name="T134">общую сумму</text:span><text:span text:style-name="T135"><text:s/>температур</text:span><text:span text:style-name="T136"><text:s/></text:span><text:span text:style-name="T137">за<text:s/></text:span><text:span text:style-name="T138">все</text:span><text:span text:style-name="T139"><text:s/>д</text:span><text:span text:style-name="T140">ни</text:span></text:p>
            </text:list-item>
            <text:list-item>
              <text:p text:style-name="P141"><text:span text:style-name="T142">Вычисляет среднее арифметическое температур за<text:s/></text:span><text:span text:style-name="T143">d</text:span><text:span text:style-name="T144"><text:s/>дней</text:span></text:p>
            </text:list-item>
            <text:list-item>
              <text:p text:style-name="P145"><text:span text:style-name="T146">Возвращает<text:s/></text:span><text:span text:style-name="T147">это значение</text:span></text:p>
            </text:list-item>
          </text:list>
        </text:list-item>
      </text:list>
      <text:p text:style-name="P148"/>
      <text:list text:style-name="LFO4" text:continue-numbering="true">
        <text:list-item>
          <text:p text:style-name="P149"><text:span text:style-name="T150">Функция для вывода дней, средняя температура которых выше средней температуры всех дней<text:s/></text:span><text:span text:style-name="T151">showHotDays</text:span><text:span text:style-name="T152">(</text:span><text:span text:style-name="T153">float</text:span><text:span text:style-name="T154">**<text:s/></text:span><text:span text:style-name="T155">p</text:span><text:span text:style-name="T156">,<text:s/></text:span><text:span text:style-name="T157">int</text:span><text:span text:style-name="T158"><text:s/></text:span><text:span text:style-name="T159">d</text:span><text:span text:style-name="T160">,<text:s/></text:span><text:span text:style-name="T161">int</text:span><text:span text:style-name="T162"><text:s/></text:span><text:span text:style-name="T163">h</text:span><text:span text:style-name="T164">)</text:span><text:span text:style-name="T165">:</text:span></text:p>
        </text:list-item>
      </text:list>
      <text:list text:style-name="LFO5" text:continue-numbering="true">
        <text:list-item>
          <text:p text:style-name="P166">Принимает двойной указатель на весь массив</text:p>
        </text:list-item>
        <text:list-item>
          <text:p text:style-name="P167"><text:span text:style-name="T168">Принимает количество строк в массиве (</text:span><text:span text:style-name="T169">const</text:span><text:span text:style-name="T170"><text:s/></text:span><text:span text:style-name="T171">int</text:span><text:span text:style-name="T172"><text:s/></text:span><text:span text:style-name="T173">d</text:span><text:span text:style-name="T174">)</text:span></text:p>
        </text:list-item>
        <text:list-item>
          <text:p text:style-name="P175"><text:span text:style-name="T176">Принимает количество столбцов в массиве (</text:span><text:span text:style-name="T177">const</text:span><text:span text:style-name="T178"><text:s/></text:span><text:span text:style-name="T179">int</text:span><text:span text:style-name="T180"><text:s/></text:span><text:span text:style-name="T181">h</text:span><text:span text:style-name="T182">)</text:span></text:p>
        </text:list-item>
        <text:list-item>
          <text:p text:style-name="P183"><text:span text:style-name="T184">Вычисляет среднюю температуру всех дней с помощью (</text:span><text:span text:style-name="T185">overallA</text:span><text:span text:style-name="T186">verage)</text:span></text:p>
        </text:list-item>
        <text:list-item>
          <text:p text:style-name="P187">Считает, сколько элементов строго больше среднего</text:p>
        </text:list-item>
        <text:list-item>
          <text:p text:style-name="P188"><text:span text:style-name="T189">Проходится по строкам в двойном массиве(по дням), с помощью<text:s/></text:span><text:span text:style-name="T190">dayAverage</text:span><text:span text:style-name="T191"><text:s/>вычисляет среднюю температуру дня, и если эта температура выше средней температуры всех дней, выводит этот день и среднюю температуру в этом дне</text:span></text:p>
        </text:list-item>
      </text:list>
      <text:p text:style-name="P192"/>
      <text:p text:style-name="Standard"><text:span text:style-name="T193">2.<text:s/></text:span><text:span text:style-name="T194">Код</text:span><text:span text:style-name="T195">:</text:span></text:p>
      <text:p text:style-name="P196">#include &lt;iostream&gt;</text:p>
      <text:p text:style-name="P197"/>
      <text:p text:style-name="P198">using namespace std;</text:p>
      <text:p text:style-name="P199"/>
      <text:p text:style-name="P200">float dayAverage(float* row, int h);</text:p>
      <text:p text:style-name="P201">float overallAverage(float** p, int d, int h);</text:p>
      <text:p text:style-name="P202">void showHotDays(float** p, int d, int h);</text:p>
      <text:p text:style-name="P203"/>
      <text:soft-page-break/>
      <text:p text:style-name="P204">int main() {</text:p>
      <text:p text:style-name="P205">    int days, h;</text:p>
      <text:p text:style-name="Standard"><text:span text:style-name="T206">    cout</text:span><text:span text:style-name="T207"><text:s/>&lt;&lt; "=== Анализ сенсора ===\</text:span><text:span text:style-name="T208">n</text:span><text:span text:style-name="T209">Введите количество дней: ";</text:span></text:p>
      <text:p text:style-name="Standard"><text:span text:style-name="T210"> </text:span><text:span text:style-name="T211"><text:s/></text:span><text:span text:style-name="T212"> </text:span><text:span text:style-name="T213"><text:s/></text:span><text:span text:style-name="T214">cin</text:span><text:span text:style-name="T215"><text:s/>&gt;&gt;<text:s/></text:span><text:span text:style-name="T216">days</text:span><text:span text:style-name="T217">;</text:span></text:p>
      <text:p text:style-name="Standard"><text:span text:style-name="T218"> </text:span><text:span text:style-name="T219"><text:s/></text:span><text:span text:style-name="T220"> </text:span><text:span text:style-name="T221"><text:s/></text:span><text:span text:style-name="T222">while</text:span><text:span text:style-name="T223"><text:s/>(</text:span><text:span text:style-name="T224">days</text:span><text:span text:style-name="T225"><text:s/>&gt; 30)</text:span></text:p>
      <text:p text:style-name="Standard"><text:span text:style-name="T226"> </text:span><text:span text:style-name="T227"><text:s/></text:span><text:span text:style-name="T228"> </text:span><text:span text:style-name="T229"><text:s/>{</text:span></text:p>
      <text:p text:style-name="Standard"><text:span text:style-name="T230"> </text:span><text:span text:style-name="T231"><text:s/></text:span><text:span text:style-name="T232"> </text:span><text:span text:style-name="T233"><text:s/></text:span><text:span text:style-name="T234"> </text:span><text:span text:style-name="T235"><text:s/></text:span><text:span text:style-name="T236"> </text:span><text:span text:style-name="T237"><text:s/></text:span><text:span text:style-name="T238">cout</text:span><text:span text:style-name="T239"><text:s/>&lt;&lt; "Количество дней не должно превышать 30. Введите снова: ";</text:span></text:p>
      <text:p text:style-name="Standard"><text:span text:style-name="T240"> </text:span><text:span text:style-name="T241"><text:s/></text:span><text:span text:style-name="T242"> </text:span><text:span text:style-name="T243"><text:s/></text:span><text:span text:style-name="T244"> </text:span><text:span text:style-name="T245"><text:s/></text:span><text:span text:style-name="T246"> </text:span><text:span text:style-name="T247"><text:s/></text:span><text:span text:style-name="T248">cin</text:span><text:span text:style-name="T249"><text:s/>&gt;&gt;<text:s/></text:span><text:span text:style-name="T250">days</text:span><text:span text:style-name="T251">;</text:span></text:p>
      <text:p text:style-name="Standard"><text:span text:style-name="T252"> </text:span><text:span text:style-name="T253"><text:s/></text:span><text:span text:style-name="T254"> </text:span><text:span text:style-name="T255"><text:s/>}</text:span></text:p>
      <text:p text:style-name="Standard"><text:span text:style-name="T256"> </text:span><text:span text:style-name="T257"><text:s/></text:span><text:span text:style-name="T258"> </text:span><text:span text:style-name="T259"><text:s/></text:span></text:p>
      <text:p text:style-name="Standard"><text:span text:style-name="T260"> </text:span><text:span text:style-name="T261"><text:s/></text:span><text:span text:style-name="T262"> </text:span><text:span text:style-name="T263"><text:s/></text:span><text:span text:style-name="T264">cout</text:span><text:span text:style-name="T265"><text:s/>&lt;&lt; "Введите количество измерений в дне: ";</text:span></text:p>
      <text:p text:style-name="Standard"><text:span text:style-name="T266"> </text:span><text:span text:style-name="T267"><text:s/></text:span><text:span text:style-name="T268"> </text:span><text:span text:style-name="T269"><text:s/></text:span><text:span text:style-name="T270">cin</text:span><text:span text:style-name="T271"><text:s/>&gt;&gt;<text:s/></text:span><text:span text:style-name="T272">h</text:span><text:span text:style-name="T273">;</text:span></text:p>
      <text:p text:style-name="Standard"><text:span text:style-name="T274"> </text:span><text:span text:style-name="T275"><text:s/></text:span><text:span text:style-name="T276"> </text:span><text:span text:style-name="T277"><text:s/></text:span><text:span text:style-name="T278">while</text:span><text:span text:style-name="T279"><text:s/>(</text:span><text:span text:style-name="T280">h</text:span><text:span text:style-name="T281"><text:s/>&gt; 24)</text:span></text:p>
      <text:p text:style-name="Standard"><text:span text:style-name="T282"> </text:span><text:span text:style-name="T283"><text:s/></text:span><text:span text:style-name="T284"> </text:span><text:span text:style-name="T285"><text:s/>{</text:span></text:p>
      <text:p text:style-name="Standard"><text:span text:style-name="T286"> </text:span><text:span text:style-name="T287"><text:s/></text:span><text:span text:style-name="T288"> </text:span><text:span text:style-name="T289"><text:s/></text:span><text:span text:style-name="T290"> </text:span><text:span text:style-name="T291"><text:s/></text:span><text:span text:style-name="T292"> </text:span><text:span text:style-name="T293"><text:s/></text:span><text:span text:style-name="T294">cout</text:span><text:span text:style-name="T295"><text:s/>&lt;&lt; "Количество измерений не должно превышать 24.<text:s/></text:span><text:span text:style-name="T296">Введите снова: ";</text:span></text:p>
      <text:p text:style-name="P297">        cin &gt;&gt; h;</text:p>
      <text:p text:style-name="P298">    }</text:p>
      <text:p text:style-name="P299"/>
      <text:p text:style-name="P300">    float** data = new float*[days];</text:p>
      <text:p text:style-name="P301">    for (int i = 0; i &lt; days; i++) {</text:p>
      <text:p text:style-name="P302">        *(data + i) = new float[h];</text:p>
      <text:p text:style-name="P303">    }</text:p>
      <text:p text:style-name="P304"/>
      <text:p text:style-name="P305">    for (int i = 0; i &lt; days; i++) {</text:p>
      <text:p text:style-name="P306">        cout &lt;&lt; "День " &lt;&lt; i + 1 &lt;&lt; ": ";</text:p>
      <text:p text:style-name="P307">        for (int j = 0; j &lt; h; j++) {</text:p>
      <text:p text:style-name="P308">            cin &gt;&gt; *(*(data + i) + j);</text:p>
      <text:p text:style-name="P309">        }</text:p>
      <text:p text:style-name="P310">    }  <text:s/></text:p>
      <text:p text:style-name="P311"/>
      <text:p text:style-name="P312">    cout &lt;&lt; "Общая средняя температура: " &lt;&lt; overallAverage(data, days, h) &lt;&lt; endl &lt;&lt; endl;</text:p>
      <text:p text:style-name="P313">    showHotDays(data, days, h);</text:p>
      <text:p text:style-name="P314"/>
      <text:p text:style-name="P315">    for (int i = 0; i &lt; days; i++) {</text:p>
      <text:p text:style-name="P316">        delete[] data[i];</text:p>
      <text:p text:style-name="P317">    }</text:p>
      <text:p text:style-name="P318">    delete[] data;</text:p>
      <text:p text:style-name="P319">}</text:p>
      <text:p text:style-name="P320"/>
      <text:p text:style-name="P321">float overallAverage(float** p, int d, int h) {    </text:p>
      <text:p text:style-name="P322">    float sum = 0;</text:p>
      <text:p text:style-name="P323">    for (int i = 0; i &lt; d; i++) {</text:p>
      <text:p text:style-name="P324">        for (int j = 0; j &lt; h; j++) {</text:p>
      <text:p text:style-name="P325">            sum += *(*(p + i) + j);</text:p>
      <text:soft-page-break/>
      <text:p text:style-name="P326">        }</text:p>
      <text:p text:style-name="P327">    }</text:p>
      <text:p text:style-name="P328">    return sum / (d * h);</text:p>
      <text:p text:style-name="P329">}</text:p>
      <text:p text:style-name="P330"/>
      <text:p text:style-name="P331">float dayAverage(float* row, int h){</text:p>
      <text:p text:style-name="P332">    float sum = 0;</text:p>
      <text:p text:style-name="P333">    for (int i = 0; i &lt; h; i++) {</text:p>
      <text:p text:style-name="P334">        sum += *(row + i);</text:p>
      <text:p text:style-name="P335">    }</text:p>
      <text:p text:style-name="P336">    return sum / h;</text:p>
      <text:p text:style-name="P337">}</text:p>
      <text:p text:style-name="P338"/>
      <text:p text:style-name="P339">void showHotDays(float** p, int d, int h){</text:p>
      <text:p text:style-name="P340">    float overallAvg = overallAverage(p, d, h);</text:p>
      <text:p text:style-name="Standard"><text:span text:style-name="T341">    cout</text:span><text:span text:style-name="T342"><text:s/>&lt;&lt; "Дни с температурой выше общей средней (" &lt;&lt;<text:s/></text:span><text:span text:style-name="T343">overallAvg</text:span><text:span text:style-name="T344"><text:s/>&lt;&lt; "):\</text:span><text:span text:style-name="T345">n</text:span><text:span text:style-name="T346">";</text:span></text:p>
      <text:p text:style-name="Standard"><text:span text:style-name="T347"> </text:span><text:span text:style-name="T348"><text:s/></text:span><text:span text:style-name="T349"> </text:span><text:span text:style-name="T350"><text:s/></text:span><text:span text:style-name="T351">for (int i = 0; i &lt; d; i++) {</text:span></text:p>
      <text:p text:style-name="P352">        float dayAvg = dayAverage(*(p + i), h);</text:p>
      <text:p text:style-name="P353">        if (dayAvg &gt; overallAvg) {</text:p>
      <text:p text:style-name="P354">            cout &lt;&lt; "День " &lt;&lt; i + 1 &lt;&lt; " со средней температурой " &lt;&lt; dayAvg &lt;&lt; endl;</text:p>
      <text:p text:style-name="P355">        }</text:p>
      <text:p text:style-name="P356">    }</text:p>
      <text:p text:style-name="P357">}</text:p>
      <text:p text:style-name="P358"/>
      <text:p text:style-name="Standard"><text:span text:style-name="T359">4.<text:s/></text:span><text:span text:style-name="T360">C</text:span><text:span text:style-name="T361">ссылка</text:span><text:span text:style-name="T362"><text:s/></text:span><text:span text:style-name="T363">на</text:span><text:span text:style-name="T364"><text:s/></text:span><text:span text:style-name="T365">репозиторий</text:span><text:span text:style-name="T366">:</text:span><text:s/><text:a xlink:href="https://github.com/dez1ros/yaps_lab/tree/master/laba%204" office:target-frame-name="_top" xlink:show="replace"><text:span text:style-name="T367">https://github.com/dez1ros/yaps_lab/tree/master/laba%204</text:span></text:a></text:p>
      <text:p text:style-name="P368"/>
      <text:p text:style-name="P369">5. Вывод:</text:p>
      <text:p text:style-name="P370">Улучшил свои знания в области программирования на языке С++:<text:s/><text:s/></text:p>
      <text:list text:style-name="LFO8" text:continue-numbering="true">
        <text:list-item>
          <text:p text:style-name="P371"><text:span text:style-name="T372">О</text:span><text:span text:style-name="T373">своил передачу двумерных массивов в функции</text:span></text:p>
        </text:list-item>
        <text:list-item>
          <text:p text:style-name="P374"><text:span text:style-name="T375">О</text:span><text:span text:style-name="T376">своил передачу массива по указателю в функции<text:s/></text:span></text:p>
        </text:list-item>
        <text:list-item>
          <text:p text:style-name="P377"><text:span text:style-name="T378">Освоил</text:span><text:span text:style-name="T379"><text:s/>арифметику указателей при работе с «матрицами»<text:s/></text:span></text:p>
        </text:list-item>
        <text:list-item>
          <text:p text:style-name="P380"><text:span text:style-name="T381">Н</text:span><text:span text:style-name="T382">аучился выполнять простейшую фильтрацию и статистику в многомерных данных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 fo:font-size="14pt" style:font-size-asian="14pt" style:font-size-complex="14pt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 fo:font-size="14pt" style:font-size-asian="14pt" style:font-size-complex="14pt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bullet text:level="2" text:style-name="WW_CharLFO2LVL2" text:bullet-char="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2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ser</meta:initial-creator>
    <dc:creator>саша воронин</dc:creator>
    <meta:creation-date>2025-12-05T07:39:00Z</meta:creation-date>
    <dc:date>2025-12-05T07:54:00Z</dc:date>
    <meta:template xlink:href="Normal" xlink:type="simple"/>
    <meta:editing-cycles>14</meta:editing-cycles>
    <meta:editing-duration>PT960S</meta:editing-duration>
    <meta:document-statistic meta:page-count="4" meta:paragraph-count="10" meta:word-count="753" meta:character-count="5037" meta:row-count="35" meta:non-whitespace-character-count="4294"/>
  </office:meta>
</office:document-meta>
</file>